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83273"/>
    </style:style>
    <style:style style:name="P2" style:family="paragraph" style:parent-style-name="Heading_20_1">
      <style:text-properties fo:font-weight="normal" style:font-weight-asian="normal" style:font-weight-complex="normal"/>
    </style:style>
    <style:style style:name="P3" style:family="paragraph" style:parent-style-name="Heading_20_1">
      <style:text-properties fo:font-weight="normal" officeooo:paragraph-rsid="00183273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officeooo:paragraph-rsid="00183273"/>
    </style:style>
    <style:style style:name="P5" style:family="paragraph" style:parent-style-name="Standard">
      <style:paragraph-properties fo:text-align="end" style:justify-single-word="false"/>
      <style:text-properties officeooo:rsid="003658a6" officeooo:paragraph-rsid="00183273"/>
    </style:style>
    <style:style style:name="P6" style:family="paragraph" style:parent-style-name="Standard">
      <style:text-properties officeooo:rsid="003658a6" officeooo:paragraph-rsid="00183273"/>
    </style:style>
    <style:style style:name="P7" style:family="paragraph" style:parent-style-name="Standard">
      <style:text-properties fo:font-weight="normal" officeooo:rsid="0055d030" officeooo:paragraph-rsid="00183273" style:font-weight-asian="normal" style:font-weight-complex="normal"/>
    </style:style>
    <style:style style:name="P8" style:family="paragraph" style:parent-style-name="Standard">
      <style:text-properties fo:font-weight="normal" officeooo:paragraph-rsid="00183273" style:font-weight-asian="normal" style:font-weight-complex="normal"/>
    </style:style>
    <style:style style:name="P9" style:family="paragraph" style:parent-style-name="Standard">
      <style:text-properties officeooo:rsid="0036a0f8" officeooo:paragraph-rsid="00183273"/>
    </style:style>
    <style:style style:name="P10" style:family="paragraph" style:parent-style-name="Standard">
      <style:text-properties fo:font-size="11pt" fo:font-style="italic" fo:font-weight="normal" officeooo:rsid="016009d4" officeooo:paragraph-rsid="00183273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fo:font-size="11pt" fo:font-style="italic" fo:font-weight="normal" officeooo:rsid="016009d4" officeooo:paragraph-rsid="0029d885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fo:font-size="11pt" fo:font-style="normal" fo:font-weight="bold" officeooo:rsid="00183273" officeooo:paragraph-rsid="0029d88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officeooo:paragraph-rsid="00183273"/>
    </style:style>
    <style:style style:name="P14" style:family="paragraph" style:parent-style-name="Standard">
      <style:text-properties fo:font-weight="bold" officeooo:rsid="00201f12" officeooo:paragraph-rsid="00201f12" style:font-weight-asian="bold" style:font-weight-complex="bold"/>
    </style:style>
    <style:style style:name="P15" style:family="paragraph" style:parent-style-name="Standard">
      <style:text-properties fo:font-weight="bold" officeooo:rsid="0027b3ee" officeooo:paragraph-rsid="0027b3ee" style:font-weight-asian="bold" style:font-weight-complex="bold"/>
    </style:style>
    <style:style style:name="P16" style:family="paragraph" style:parent-style-name="Standard">
      <style:text-properties style:font-name="Liberation Serif" fo:font-size="11pt" fo:font-weight="bold" officeooo:rsid="001e797e" officeooo:paragraph-rsid="0029d885" style:font-name-asian="Noto Sans CJK SC" style:font-size-asian="11pt" style:font-weight-asian="bold" style:font-name-complex="Lohit Devanagari" style:font-size-complex="11pt" style:font-weight-complex="bold"/>
    </style:style>
    <style:style style:name="P17" style:family="paragraph" style:parent-style-name="Standard">
      <style:text-properties officeooo:paragraph-rsid="00201f12"/>
    </style:style>
    <style:style style:name="P18" style:family="paragraph" style:parent-style-name="Standard">
      <style:text-properties officeooo:paragraph-rsid="0020c343"/>
    </style:style>
    <style:style style:name="P19" style:family="paragraph" style:parent-style-name="Standard">
      <style:text-properties officeooo:paragraph-rsid="00211f3a"/>
    </style:style>
    <style:style style:name="P20" style:family="paragraph" style:parent-style-name="Standard">
      <style:text-properties officeooo:paragraph-rsid="0022368d"/>
    </style:style>
    <style:style style:name="P21" style:family="paragraph" style:parent-style-name="Standard">
      <style:text-properties officeooo:paragraph-rsid="0023ff7e"/>
    </style:style>
    <style:style style:name="P22" style:family="paragraph" style:parent-style-name="Standard">
      <style:text-properties officeooo:paragraph-rsid="0025ebd9"/>
    </style:style>
    <style:style style:name="P23" style:family="paragraph" style:parent-style-name="Standard">
      <style:text-properties officeooo:rsid="00268bbb" officeooo:paragraph-rsid="00268bbb"/>
    </style:style>
    <style:style style:name="P24" style:family="paragraph" style:parent-style-name="Standard">
      <style:text-properties officeooo:paragraph-rsid="00268bbb"/>
    </style:style>
    <style:style style:name="P25" style:family="paragraph" style:parent-style-name="Standard">
      <style:text-properties officeooo:paragraph-rsid="0027b3ee"/>
    </style:style>
    <style:style style:name="P26" style:family="paragraph" style:parent-style-name="Standard">
      <style:text-properties officeooo:rsid="0027b3ee" officeooo:paragraph-rsid="0027b3ee"/>
    </style:style>
    <style:style style:name="P27" style:family="paragraph" style:parent-style-name="Standard">
      <style:text-properties officeooo:rsid="015f1f54" officeooo:paragraph-rsid="0029d885"/>
    </style:style>
    <style:style style:name="P28" style:family="paragraph" style:parent-style-name="Standard">
      <style:text-properties officeooo:paragraph-rsid="0029d885"/>
    </style:style>
    <style:style style:name="P29" style:family="paragraph" style:parent-style-name="Text_20_body">
      <style:text-properties fo:font-weight="bold" officeooo:rsid="00c9ff25" officeooo:paragraph-rsid="00183273" style:font-weight-asian="bold" style:font-weight-complex="bold"/>
    </style:style>
    <style:style style:name="P30" style:family="paragraph" style:parent-style-name="Text_20_body">
      <style:text-properties officeooo:paragraph-rsid="00183273"/>
    </style:style>
    <style:style style:name="P31" style:family="paragraph" style:parent-style-name="Text_20_body">
      <style:text-properties fo:font-weight="normal" officeooo:rsid="001f92eb" officeooo:paragraph-rsid="002d463c" style:font-weight-asian="normal" style:font-weight-complex="normal"/>
    </style:style>
    <style:style style:name="P32" style:family="paragraph" style:parent-style-name="Text_20_body">
      <style:text-properties officeooo:paragraph-rsid="001f92eb"/>
    </style:style>
    <style:style style:name="P33" style:family="paragraph" style:parent-style-name="Text_20_body">
      <style:text-properties officeooo:paragraph-rsid="00268bbb"/>
    </style:style>
    <style:style style:name="P34" style:family="paragraph" style:parent-style-name="Text_20_body">
      <style:text-properties officeooo:paragraph-rsid="0027b3ee"/>
    </style:style>
    <style:style style:name="P35" style:family="paragraph" style:parent-style-name="Text_20_body">
      <style:text-properties fo:font-style="normal" fo:font-weight="normal" officeooo:rsid="00183273" officeooo:paragraph-rsid="0029d885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officeooo:paragraph-rsid="0030237d"/>
    </style:style>
    <style:style style:name="P37" style:family="paragraph" style:parent-style-name="Text_20_body">
      <style:paragraph-properties fo:margin-top="0cm" fo:margin-bottom="0cm" loext:contextual-spacing="false"/>
      <style:text-properties fo:font-weight="normal" officeooo:rsid="001e797e" officeooo:paragraph-rsid="002d463c" style:font-weight-asian="normal" style:font-weight-complex="normal"/>
    </style:style>
    <style:style style:name="P38" style:family="paragraph" style:parent-style-name="Heading_20_1">
      <style:text-properties style:font-name="Liberation Serif" fo:font-size="24pt" fo:font-weight="normal" officeooo:rsid="001e797e" officeooo:paragraph-rsid="001e797e" style:font-name-asian="Noto Sans CJK SC" style:font-size-asian="24pt" style:font-weight-asian="normal" style:font-name-complex="Lohit Devanagari" style:font-size-complex="24pt" style:font-weight-complex="normal"/>
    </style:style>
    <style:style style:name="P39" style:family="paragraph" style:parent-style-name="Heading_20_1">
      <style:text-properties style:font-name="Liberation Serif" fo:font-size="24pt" fo:font-weight="normal" officeooo:rsid="00360651" officeooo:paragraph-rsid="00360651" style:font-name-asian="Noto Sans CJK SC" style:font-size-asian="24pt" style:font-weight-asian="normal" style:font-name-complex="Lohit Devanagari" style:font-size-complex="24pt" style:font-weight-complex="normal"/>
    </style:style>
    <style:style style:name="P40" style:family="paragraph" style:parent-style-name="Heading_20_1">
      <style:text-properties officeooo:paragraph-rsid="0029d885"/>
    </style:style>
    <style:style style:name="P41" style:family="paragraph" style:parent-style-name="Heading_20_3">
      <style:text-properties officeooo:paragraph-rsid="00183273"/>
    </style:style>
    <style:style style:name="P42" style:family="paragraph" style:parent-style-name="Heading_20_3">
      <style:text-properties officeooo:rsid="0050908a" officeooo:paragraph-rsid="00183273"/>
    </style:style>
    <style:style style:name="P43" style:family="paragraph" style:parent-style-name="Standard">
      <style:text-properties fo:font-weight="normal" officeooo:rsid="006f0cad" officeooo:paragraph-rsid="0020c343" style:font-weight-asian="normal" style:font-weight-complex="normal"/>
    </style:style>
    <style:style style:name="P44" style:family="paragraph" style:parent-style-name="Standard" style:list-style-name="L3">
      <style:text-properties fo:font-weight="normal" officeooo:rsid="016009d4" officeooo:paragraph-rsid="0029d885" style:font-weight-asian="normal" style:font-weight-complex="normal"/>
    </style:style>
    <style:style style:name="P45" style:family="paragraph" style:parent-style-name="Standard" style:list-style-name="L4">
      <style:text-properties fo:font-weight="normal" officeooo:rsid="001d78bf" officeooo:paragraph-rsid="002d463c" style:font-weight-asian="normal" style:font-weight-complex="normal"/>
    </style:style>
    <style:style style:name="P46" style:family="paragraph" style:parent-style-name="Standard" style:list-style-name="L3">
      <style:text-properties fo:font-size="11pt" fo:font-style="italic" fo:font-weight="normal" officeooo:rsid="015f1f54" officeooo:paragraph-rsid="0029d885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Standard">
      <style:text-properties fo:font-size="11pt" fo:font-weight="normal" officeooo:rsid="00d83efc" officeooo:paragraph-rsid="00183273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weight="bold" officeooo:rsid="001d78bf" officeooo:paragraph-rsid="002d463c" style:font-weight-asian="bold" style:font-weight-complex="bold"/>
    </style:style>
    <style:style style:name="P49" style:family="paragraph" style:parent-style-name="Standard" style:list-style-name="L4">
      <style:text-properties fo:font-style="normal" fo:font-weight="normal" officeooo:rsid="001d78bf" officeooo:paragraph-rsid="002d463c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officeooo:rsid="0027b3ee" officeooo:paragraph-rsid="0027b3ee"/>
    </style:style>
    <style:style style:name="P51" style:family="paragraph" style:parent-style-name="Standard">
      <style:text-properties officeooo:rsid="00371a86" officeooo:paragraph-rsid="00371a86"/>
    </style:style>
    <style:style style:name="P52" style:family="paragraph" style:parent-style-name="Text_20_body" style:list-style-name="L1">
      <style:paragraph-properties fo:margin-top="0cm" fo:margin-bottom="0cm" loext:contextual-spacing="false"/>
      <style:text-properties officeooo:paragraph-rsid="001e797e"/>
    </style:style>
    <style:style style:name="P53" style:family="paragraph" style:parent-style-name="Text_20_body" style:list-style-name="L1">
      <style:paragraph-properties fo:margin-top="0cm" fo:margin-bottom="0cm" loext:contextual-spacing="false"/>
      <style:text-properties officeooo:paragraph-rsid="001f92eb"/>
    </style:style>
    <style:style style:name="P54" style:family="paragraph" style:parent-style-name="Text_20_body" style:list-style-name="L2">
      <style:paragraph-properties fo:margin-top="0cm" fo:margin-bottom="0cm" loext:contextual-spacing="false"/>
      <style:text-properties fo:font-weight="normal" officeooo:rsid="001f92eb" officeooo:paragraph-rsid="002d463c" style:font-weight-asian="normal" style:font-weight-complex="normal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15f1f54" style:font-size-asian="11pt" style:font-style-asian="italic" style:font-size-complex="11pt" style:font-style-complex="italic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15d854b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61fc6d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6009d4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e797e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16127d7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15befe4" style:font-size-asian="11pt" style:font-weight-asian="normal" style:font-size-complex="11pt" style:font-weight-complex="normal"/>
    </style:style>
    <style:style style:name="T10" style:family="text">
      <style:text-properties officeooo:rsid="003658a6"/>
    </style:style>
    <style:style style:name="T11" style:family="text">
      <style:text-properties officeooo:rsid="01541fc4"/>
    </style:style>
    <style:style style:name="T12" style:family="text">
      <style:text-properties officeooo:rsid="00c1aec5"/>
    </style:style>
    <style:style style:name="T13" style:family="text">
      <style:text-properties officeooo:rsid="015254c9"/>
    </style:style>
    <style:style style:name="T14" style:family="text">
      <style:text-properties officeooo:rsid="003a7e8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6a0f8" style:font-weight-asian="normal" style:font-weight-complex="normal"/>
    </style:style>
    <style:style style:name="T17" style:family="text">
      <style:text-properties fo:font-weight="normal" officeooo:rsid="00793689" style:font-weight-asian="normal" style:font-weight-complex="normal"/>
    </style:style>
    <style:style style:name="T18" style:family="text">
      <style:text-properties fo:font-weight="normal" officeooo:rsid="006f0cad" style:font-weight-asian="normal" style:font-weight-complex="normal"/>
    </style:style>
    <style:style style:name="T19" style:family="text">
      <style:text-properties fo:font-weight="normal" officeooo:rsid="0041810a" style:font-weight-asian="normal" style:font-weight-complex="normal"/>
    </style:style>
    <style:style style:name="T20" style:family="text">
      <style:text-properties fo:font-weight="normal" officeooo:rsid="0054b574" style:font-weight-asian="normal" style:font-weight-complex="normal"/>
    </style:style>
    <style:style style:name="T21" style:family="text">
      <style:text-properties fo:font-weight="normal" officeooo:rsid="003a7e82" style:font-weight-asian="normal" style:font-weight-complex="normal"/>
    </style:style>
    <style:style style:name="T22" style:family="text">
      <style:text-properties fo:font-weight="normal" officeooo:rsid="003658a6" style:font-weight-asian="normal" style:font-weight-complex="normal"/>
    </style:style>
    <style:style style:name="T23" style:family="text">
      <style:text-properties fo:font-weight="normal" officeooo:rsid="001f92eb" style:font-weight-asian="normal" style:font-weight-complex="normal"/>
    </style:style>
    <style:style style:name="T24" style:family="text">
      <style:text-properties fo:font-weight="normal" officeooo:rsid="001e797e" style:font-weight-asian="normal" style:font-weight-complex="normal"/>
    </style:style>
    <style:style style:name="T25" style:family="text">
      <style:text-properties fo:font-weight="normal" officeooo:rsid="00201f12" style:font-weight-asian="normal" style:font-weight-complex="normal"/>
    </style:style>
    <style:style style:name="T26" style:family="text">
      <style:text-properties fo:font-weight="normal" officeooo:rsid="00211f3a" style:font-weight-asian="normal" style:font-weight-complex="normal"/>
    </style:style>
    <style:style style:name="T27" style:family="text">
      <style:text-properties fo:font-weight="normal" officeooo:rsid="0022368d" style:font-weight-asian="normal" style:font-weight-complex="normal"/>
    </style:style>
    <style:style style:name="T28" style:family="text">
      <style:text-properties fo:font-weight="normal" officeooo:rsid="0023ff7e" style:font-weight-asian="normal" style:font-weight-complex="normal"/>
    </style:style>
    <style:style style:name="T29" style:family="text">
      <style:text-properties fo:font-weight="normal" officeooo:rsid="00268bbb" style:font-weight-asian="normal" style:font-weight-complex="normal"/>
    </style:style>
    <style:style style:name="T30" style:family="text">
      <style:text-properties fo:font-weight="normal" officeooo:rsid="0027b3ee" style:font-weight-asian="normal" style:font-weight-complex="normal"/>
    </style:style>
    <style:style style:name="T31" style:family="text">
      <style:text-properties fo:font-weight="normal" officeooo:rsid="00eb2302" style:font-weight-asian="normal" style:font-weight-complex="normal"/>
    </style:style>
    <style:style style:name="T32" style:family="text">
      <style:text-properties fo:font-weight="normal" officeooo:rsid="007ad458" style:font-weight-asian="normal" style:font-weight-complex="normal"/>
    </style:style>
    <style:style style:name="T33" style:family="text">
      <style:text-properties fo:font-weight="normal" officeooo:rsid="006f1a23" style:font-weight-asian="normal" style:font-weight-complex="normal"/>
    </style:style>
    <style:style style:name="T34" style:family="text">
      <style:text-properties fo:font-weight="normal" officeooo:rsid="0030237d" style:font-weight-asian="normal" style:font-weight-complex="normal"/>
    </style:style>
    <style:style style:name="T35" style:family="text">
      <style:text-properties fo:font-weight="normal" officeooo:rsid="00360651" style:font-weight-asian="normal" style:font-weight-complex="normal"/>
    </style:style>
    <style:style style:name="T36" style:family="text">
      <style:text-properties officeooo:rsid="0036a0f8"/>
    </style:style>
    <style:style style:name="T37" style:family="text">
      <style:text-properties fo:font-style="normal" fo:font-weight="normal" officeooo:rsid="00505505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6a0f8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3ff7e" style:font-style-asian="normal" style:font-weight-asian="normal" style:font-style-complex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36a0f8" style:font-weight-asian="bold" style:font-weight-complex="bold"/>
    </style:style>
    <style:style style:name="T42" style:family="text">
      <style:text-properties fo:font-weight="bold" officeooo:rsid="006f0cad" style:font-weight-asian="bold" style:font-weight-complex="bold"/>
    </style:style>
    <style:style style:name="T43" style:family="text">
      <style:text-properties fo:font-weight="bold" officeooo:rsid="0027b3ee" style:font-weight-asian="bold" style:font-weight-complex="bold"/>
    </style:style>
    <style:style style:name="T44" style:family="text">
      <style:text-properties fo:font-weight="bold" officeooo:rsid="00c9ff25" style:font-weight-asian="bold" style:font-weight-complex="bold"/>
    </style:style>
    <style:style style:name="T45" style:family="text">
      <style:text-properties fo:font-weight="bold" officeooo:rsid="00284f9a" style:font-weight-asian="bold" style:font-weight-complex="bold"/>
    </style:style>
    <style:style style:name="T46" style:family="text">
      <style:text-properties officeooo:rsid="007ad458"/>
    </style:style>
    <style:style style:name="T47" style:family="text">
      <style:text-properties officeooo:rsid="0050908a"/>
    </style:style>
    <style:style style:name="T48" style:family="text">
      <style:text-properties officeooo:rsid="0052902e"/>
    </style:style>
    <style:style style:name="T49" style:family="text">
      <style:text-properties officeooo:rsid="00e83975"/>
    </style:style>
    <style:style style:name="T50" style:family="text">
      <style:text-properties officeooo:rsid="0053f209"/>
    </style:style>
    <style:style style:name="T51" style:family="text">
      <style:text-properties style:font-name="Liberation Sans" fo:font-size="14.1000003814697pt" fo:font-weight="bold" officeooo:rsid="0113f17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2" style:family="text">
      <style:text-properties style:font-name="Liberation Sans" fo:font-size="14.1000003814697pt" fo:font-weight="bold" officeooo:rsid="00268bb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3" style:family="text">
      <style:text-properties style:font-name="Liberation Sans" fo:font-size="14.1000003814697pt" fo:font-weight="bold" officeooo:rsid="00284f9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4" style:family="text">
      <style:text-properties officeooo:rsid="0113f178"/>
    </style:style>
    <style:style style:name="T55" style:family="text">
      <style:text-properties officeooo:rsid="0137335b"/>
    </style:style>
    <style:style style:name="T56" style:family="text">
      <style:text-properties officeooo:rsid="0119e810"/>
    </style:style>
    <style:style style:name="T57" style:family="text">
      <style:text-properties officeooo:rsid="0115c341"/>
    </style:style>
    <style:style style:name="T58" style:family="text">
      <style:text-properties officeooo:rsid="011a0972"/>
    </style:style>
    <style:style style:name="T59" style:family="text">
      <style:text-properties officeooo:rsid="0137e58f"/>
    </style:style>
    <style:style style:name="T60" style:family="text">
      <style:text-properties officeooo:rsid="013bd06a"/>
    </style:style>
    <style:style style:name="T61" style:family="text">
      <style:text-properties officeooo:rsid="0063e2d1"/>
    </style:style>
    <style:style style:name="T62" style:family="text">
      <style:text-properties officeooo:rsid="00c94804"/>
    </style:style>
    <style:style style:name="T63" style:family="text">
      <style:text-properties officeooo:rsid="001850be"/>
    </style:style>
    <style:style style:name="T64" style:family="text">
      <style:text-properties officeooo:rsid="0018e6e0"/>
    </style:style>
    <style:style style:name="T65" style:family="text">
      <style:text-properties officeooo:rsid="001d78bf"/>
    </style:style>
    <style:style style:name="T66" style:family="text">
      <style:text-properties officeooo:rsid="00c69eb7"/>
    </style:style>
    <style:style style:name="T67" style:family="text">
      <style:text-properties officeooo:rsid="001e797e"/>
    </style:style>
    <style:style style:name="T68" style:family="text">
      <style:text-properties style:font-name="Liberation Serif" fo:font-size="24pt" fo:font-weight="normal" officeooo:rsid="00360651" style:font-name-asian="Noto Sans CJK SC" style:font-size-asian="24pt" style:font-weight-asian="normal" style:font-name-complex="Lohit Devanagari" style:font-size-complex="24pt" style:font-weight-complex="normal"/>
    </style:style>
    <style:style style:name="T69" style:family="text">
      <style:text-properties style:font-name="Liberation Serif" fo:font-size="24pt" fo:font-weight="normal" officeooo:rsid="001e797e" style:font-name-asian="Noto Sans CJK SC" style:font-size-asian="24pt" style:font-weight-asian="normal" style:font-name-complex="Lohit Devanagari" style:font-size-complex="24pt" style:font-weight-complex="normal"/>
    </style:style>
    <style:style style:name="T70" style:family="text">
      <style:text-properties officeooo:rsid="016127d7"/>
    </style:style>
    <style:style style:name="T71" style:family="text">
      <style:text-properties officeooo:rsid="00201f12"/>
    </style:style>
    <style:style style:name="T72" style:family="text">
      <style:text-properties officeooo:rsid="0020c343"/>
    </style:style>
    <style:style style:name="T73" style:family="text">
      <style:text-properties officeooo:rsid="00211f3a"/>
    </style:style>
    <style:style style:name="T74" style:family="text">
      <style:text-properties officeooo:rsid="0022368d"/>
    </style:style>
    <style:style style:name="T75" style:family="text">
      <style:text-properties officeooo:rsid="00268bbb"/>
    </style:style>
    <style:style style:name="T76" style:family="text">
      <style:text-properties officeooo:rsid="0027b3ee"/>
    </style:style>
    <style:style style:name="T77" style:family="text">
      <style:text-properties officeooo:rsid="014ef04f"/>
    </style:style>
    <style:style style:name="T78" style:family="text">
      <style:text-properties officeooo:rsid="00284f9a"/>
    </style:style>
    <style:style style:name="T79" style:family="text">
      <style:text-properties officeooo:rsid="0028bee7"/>
    </style:style>
    <style:style style:name="T80" style:family="text">
      <style:text-properties officeooo:rsid="003319ca"/>
    </style:style>
    <style:style style:name="T81" style:family="text">
      <style:text-properties officeooo:rsid="0034b3ac"/>
    </style:style>
    <style:style style:name="T82" style:family="text">
      <style:text-properties officeooo:rsid="00360651"/>
    </style:style>
    <style:style style:name="T83" style:family="text">
      <style:text-properties officeooo:rsid="003900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Dat</text:span><text:span text:style-name="T63">e</text:span><text:span text:style-name="T10">: </text:span><text:span text:style-name="T64">10/07</text:span><text:span text:style-name="T10">-202</text:span><text:span text:style-name="T11">2</text:span></text:p>
      <text:p text:style-name="P4"><text:span text:style-name="T63">Author</text:span><text:span text:style-name="T10">: Kasper Holm</text:span></text:p>
      <text:p text:style-name="P5">Mail: <text:a xlink:type="simple" xlink:href="mailto:kasper_holm2@hotmail.com" text:style-name="Internet_20_link" text:visited-style-name="Visited_20_Internet_20_Link">kasper_holm2@hotmail.com</text:a></text:p>
      <text:p text:style-name="P6"/>
      <text:h text:style-name="P3" text:outline-level="1">Info</text:h>
      <text:p text:style-name="P8">Workflow to get from FASTQ files to calling the HPV geno- and subtype, given references of possible types <text:span text:style-name="T65">with the VirStrain algorithm (https://github.com/liaoherui/VirStrain)</text:span>. The worfklow will also generate a report with nucleotide and amino acid <text:span text:style-name="T65">mutataions</text:span>. </text:p>
      <text:h text:style-name="P38" text:outline-level="1">Usage</text:h>
      <text:list xml:id="list4152089794" text:style-name="L1">
        <text:list-item>
          <text:p text:style-name="P52"><text:span text:style-name="T67">Put all fastq files in the</text:span><text:span text:style-name="T10"> HPV_</text:span><text:span text:style-name="T13">subtyping</text:span><text:span text:style-name="T10">/</text:span><text:span text:style-name="T14">FASTQ </text:span><text:span text:style-name="T67">folder. They must have the ending .fastq in order to be used. </text:span><text:span text:style-name="T80">Subfolders there will not be searched.</text:span></text:p>
        </text:list-item>
        <text:list-item>
          <text:p text:style-name="P53"><text:span text:style-name="T81">Open</text:span><text:span text:style-name="T67"> </text:span><text:span text:style-name="T23">Configurations</text:span><text:span text:style-name="T10">.</text:span><text:span text:style-name="T67">yaml, to set options for the run. Save the edited file when done. </text:span></text:p>
        </text:list-item>
        <text:list-item>
          <text:p text:style-name="P52"><text:span text:style-name="T80">Open terminal (ctrl+alt+t) and</text:span><text:span text:style-name="T67"> drag the </text:span><text:span text:style-name="T10">FindHPVMutations.</text:span><text:span text:style-name="T67">sh file into </text:span><text:span text:style-name="T80">it and press enter. </text:span></text:p>
        </text:list-item>
      </text:list>
      <text:h text:style-name="P39" text:outline-level="1">Configurations</text:h>
      <text:p text:style-name="P31">Possible ways of using the program:</text:p>
      <text:list xml:id="list717687968" text:style-name="L2">
        <text:list-item>
          <text:p text:style-name="P54">Use a coverage matrix with reads on different targets for different HPV genotypes to find HPV genotypes in the sample. Then use VirStrain to find subtype of the genotype.</text:p>
        </text:list-item>
        <text:list-item>
          <text:p text:style-name="P54">Let VirStrain find the genotype and then the subtype. This does not allow for finding multiple genotypes in one sample. </text:p>
        </text:list-item>
      </text:list>
      <text:p text:style-name="P37"/>
      <text:p text:style-name="P32"><text:span text:style-name="T23">In the Configurations</text:span><text:span text:style-name="T22">.</text:span><text:span text:style-name="T24">yaml </text:span><text:span text:style-name="T26">file</text:span><text:span text:style-name="T24">, </text:span><text:span text:style-name="T25">options can be set. In the following explanations brackets mark the possible </text:span><text:span text:style-name="T26">settings for each option</text:span><text:span text:style-name="T23">. </text:span></text:p>
      <text:p text:style-name="P13"><text:span text:style-name="T41">RunName</text:span><text:span text:style-name="T16">:</text:span><text:span text:style-name="T36"> </text:span><text:span text:style-name="T71">[string] Set a name for the run. Cannot contain ’æ’,’ø’,’å’.</text:span></text:p>
      <text:p text:style-name="P14">customName<text:span text:style-name="T15">: [true/false] This allows for setting a custom name that overwrites the RunName. RunName will get a datetime appended to the name, while this does not. Mainly for debugging or continuing halted runs. The name is set in the cName option.</text:span></text:p>
      <text:p text:style-name="P14">cName<text:span text:style-name="T15">:</text:span> <text:span text:style-name="T15">[string] See customName option.</text:span></text:p>
      <text:p text:style-name="P9"/>
      <text:p text:style-name="P13"><text:span text:style-name="T41">qualityFilt</text:span><text:span text:style-name="T36">: </text:span><text:span text:style-name="T71">[true/false] Use cutadapt for filtering the fastq files by quality and length.</text:span></text:p>
      <text:p text:style-name="P13"><text:span text:style-name="T41">QualTrim</text:span><text:span text:style-name="T36">: </text:span><text:span text:style-name="T71">[int] Filter away any reads that have Q score below this value </text:span><text:span text:style-name="T36"><text:s/></text:span></text:p>
      <text:p text:style-name="P17"><text:span text:style-name="T41">MinLen</text:span><text:span text:style-name="T36">: </text:span><text:span text:style-name="T71">[int] Filter away any reads that are shorter than this value </text:span><text:span text:style-name="T36"><text:s text:c="2"/></text:span></text:p>
      <text:p text:style-name="P17"><text:span text:style-name="T41">MaxLen</text:span><text:span text:style-name="T36">: </text:span><text:span text:style-name="T71">[int] Filter away any reads that are longer than this value </text:span><text:span text:style-name="T36"><text:s text:c="2"/></text:span></text:p>
      <text:p text:style-name="P17"/>
      <text:p text:style-name="P17"><text:span text:style-name="T40">genotypeFromCovMatrix</text:span>: <text:span text:style-name="T71">[true/false] <text:s/>Use a coverage matrix to get genotype. The matrix must be put in the FASTQ folder and called covMatrix.csv. It should be in the form:</text:span></text:p>
      <text:p text:style-name="P18"><text:span text:style-name="T72">Index</text:span>,Gene,contig_srt,contig_end,Target,<text:span text:style-name="T72">[sample name1],[sample name2],[sample name3]</text:span></text:p>
      <text:p text:style-name="P17"><text:span text:style-name="T40">VirStrainSubTyping</text:span>: <text:span text:style-name="T71">[true/false] </text:span><text:span text:style-name="T72">Use VirStrain for subtyping</text:span></text:p>
      <text:p text:style-name="P18"><text:span text:style-name="T40">VirStrainGenoAndSubTyping</text:span>: <text:span text:style-name="T71">[true/false]</text:span> <text:span text:style-name="T72">Use VirStrain for geno- and subtyping</text:span></text:p>
      <text:p text:style-name="P17"><text:span text:style-name="T40">VirStrainMaindb</text:span>: <text:span text:style-name="T72">[string] Name of the Virstrain Genotype folder. This folder must be located in the References folder. </text:span><text:span text:style-name="T74">See VirStrain documentation for instructions in how to make it. </text:span></text:p>
      <text:p text:style-name="P20"><text:span text:style-name="T40">VirStrainSubFolders</text:span>: <text:span text:style-name="T72">[string] Name of the Virstrain Genotype folder. This folder must be located in the References folder. </text:span><text:span text:style-name="T74">See VirStrain documentation for instructions in how to make it. </text:span></text:p>
      <text:p text:style-name="P43"/>
      <text:p text:style-name="P19"><text:soft-page-break/><text:span text:style-name="T42">indexReferences</text:span><text:span text:style-name="T18">: </text:span><text:span text:style-name="T25">[true/false] </text:span><text:span text:style-name="T18">If database includes new, </text:span><text:span text:style-name="T26">previously unused</text:span><text:span text:style-name="T18"> references, set to true </text:span><text:span text:style-name="T26">for indexing of the references. This is used by various algorithms in the pipeline, including BWA. </text:span></text:p>
      <text:p text:style-name="P19"><text:span text:style-name="T42">customRefForAll</text:span><text:span text:style-name="T18">: </text:span><text:span text:style-name="T25">[true/false]</text:span><text:span text:style-name="T18"> </text:span><text:span text:style-name="T26">Use a defined reference for all samples</text:span><text:span text:style-name="T18">,</text:span><text:span text:style-name="T26"> instead of inferring by geno- or subtyping.</text:span><text:span text:style-name="T18"> </text:span><text:span text:style-name="T26">D</text:span><text:span text:style-name="T18">isable geno- or subtyping </text:span><text:span text:style-name="T26">options as</text:span><text:span text:style-name="T18"> necessary. </text:span><text:span text:style-name="T26">Set the reference in the cRef option.</text:span></text:p>
      <text:p text:style-name="P19"><text:span text:style-name="T42">cRef</text:span><text:span text:style-name="T18">: </text:span><text:span text:style-name="T26">[string] See the </text:span><text:span text:style-name="T18">customRefForAll </text:span><text:span text:style-name="T26">option. </text:span></text:p>
      <text:p text:style-name="P43"/>
      <text:p text:style-name="P21"><text:span text:style-name="T42">cutOutsideAmplicons</text:span><text:span text:style-name="T18">: </text:span><text:span text:style-name="T25">[true/false] </text:span><text:span text:style-name="T27">(BETA) Cuts sequences outside given regions defined by a bed file. Define the </text:span><text:span text:style-name="T28">reference used for the bedfile</text:span><text:span text:style-name="T27"> in the </text:span><text:span text:style-name="T18">AmpliconRef </text:span><text:span text:style-name="T27">option </text:span><text:span text:style-name="T28">and the bedfile name in the </text:span><text:span text:style-name="T18">BedFileNameX</text:span><text:span text:style-name="T28"> option. The latter must be a bedfile with complimentary regions to cut primer sequences from aplicons. There must be a file with the ending _</text:span><text:span text:style-name="T37">compl1.</text:span><text:span text:style-name="T39">bed</text:span><text:span text:style-name="T37"> </text:span><text:span text:style-name="T39">and a file with the ending _</text:span><text:span text:style-name="T37">compl</text:span><text:span text:style-name="T39">2.bed, which makes the bed file for each primer pool. </text:span></text:p>
      <text:p text:style-name="P20"><text:span text:style-name="T42">AmpliconRef</text:span><text:span text:style-name="T18">: </text:span><text:span text:style-name="T27">[string]</text:span><text:span text:style-name="T18"> </text:span><text:span text:style-name="T27">see </text:span><text:span text:style-name="T18">cutOutsideAmplicons</text:span></text:p>
      <text:p text:style-name="P22"><text:span text:style-name="T42">BedFileNameX</text:span><text:span text:style-name="T18">: </text:span><text:span text:style-name="T27">[string]</text:span><text:span text:style-name="T18"> </text:span><text:span text:style-name="T27">see </text:span><text:span text:style-name="T18">cutOutsideAmplicons</text:span></text:p>
      <text:p text:style-name="P43"/>
      <text:p text:style-name="P19"><text:span text:style-name="T73">The following section of settings are mostly used for debugging or continuing a halted run</text:span><text:span text:style-name="T75">. Do not modify unless you understand the </text:span><text:span text:style-name="T82">pipeline intermediate inputs and outputs</text:span><text:span text:style-name="T75">. </text:span></text:p>
      <text:p text:style-name="P19"><text:span text:style-name="T42">CombineRefs</text:span><text:span text:style-name="T18">: </text:span><text:span text:style-name="T25">[true/false] </text:span><text:span text:style-name="T35">Used, if there is multiple HPV types in one fastq. Combines fasta references for alignment. The alignments are later split into individual BAM files. </text:span></text:p>
      <text:p text:style-name="P19"><text:span text:style-name="T42">AlignAndVarCall</text:span><text:span text:style-name="T18">: </text:span><text:span text:style-name="T25">[true/false] </text:span><text:span text:style-name="T35">Aligns, call variants and filters variants with BWA MEM and GATK </text:span></text:p>
      <text:p text:style-name="P19"><text:span text:style-name="T42">AnnotateVariants</text:span><text:span text:style-name="T18">: </text:span><text:span text:style-name="T25">[true/false] </text:span><text:span text:style-name="T35">Annotates variants with amino acid changes. Also creates correct E4 splice amino acid change detection. Note that if a variant is a deletion &gt;1 bp and starts out of an E4 exon it will not be seen as an E4 splice variant. </text:span></text:p>
      <text:p text:style-name="P19"><text:span text:style-name="T42">Summarize</text:span><text:span text:style-name="T18">: </text:span><text:span text:style-name="T25">[true/false] </text:span><text:span text:style-name="T35">Summarize mutation results from full run. Also includes no-calls (number of times a variant was not found because of no coverage).</text:span></text:p>
      <text:h text:style-name="P40" text:outline-level="1"><text:span text:style-name="T68">B</text:span><text:span text:style-name="T69">efore first use</text:span></text:h>
      <text:p text:style-name="P16"><text:span text:style-name="T70">I</text:span>nstallation</text:p>
      <text:p text:style-name="P28"><text:span text:style-name="T4">1. </text:span><text:span text:style-name="T8">Install bwa, samtools </text:span><text:span text:style-name="T7">and</text:span><text:span text:style-name="T8"> GATK i</text:span><text:span text:style-name="T7">n</text:span><text:span text:style-name="T8"> path</text:span></text:p>
      <text:p text:style-name="P28"><text:span text:style-name="T5">2</text:span><text:span text:style-name="T4">. </text:span><text:span text:style-name="T9">Install Virstrain i</text:span><text:span text:style-name="T7">n</text:span><text:span text:style-name="T9"> home folder. </text:span><text:span text:style-name="T7">Make</text:span><text:span text:style-name="T9"> conda env</text:span><text:span text:style-name="T7">ironment</text:span><text:span text:style-name="T9"> </text:span><text:span text:style-name="T7">with</text:span><text:span text:style-name="T9"> requirements </text:span><text:span text:style-name="T7">for it (see VirStrain requirements online)</text:span><text:span text:style-name="T9">.</text:span></text:p>
      <text:p text:style-name="P28"><text:span text:style-name="T5">3</text:span><text:span text:style-name="T4">. </text:span><text:span text:style-name="T7">Download picard and put</text:span><text:span text:style-name="T9"> picard.jar i</text:span><text:span text:style-name="T7">n</text:span><text:span text:style-name="T9"> home folder</text:span></text:p>
      <text:p text:style-name="P27"><text:span text:style-name="T5">4</text:span><text:span text:style-name="T3">. </text:span><text:span text:style-name="T6">I</text:span><text:span text:style-name="T3">nst</text:span><text:span text:style-name="T6">a</text:span><text:span text:style-name="T3">ll R libraries </text:span><text:span text:style-name="T6">i</text:span><text:span text:style-name="T7">n</text:span><text:span text:style-name="T6"> Bash, i</text:span><text:span text:style-name="T7">n</text:span><text:span text:style-name="T6"> </text:span><text:span text:style-name="T7">the created</text:span><text:span text:style-name="T6"> conda environment:</text:span></text:p>
      <text:p text:style-name="P28"><text:span text:style-name="T6"><text:tab/></text:span><text:span text:style-name="T7">Write</text:span><text:span text:style-name="T6"> R </text:span><text:span text:style-name="T7">and</text:span><text:span text:style-name="T6"> </text:span><text:span text:style-name="T7">press</text:span><text:span text:style-name="T6"> enter. </text:span><text:span text:style-name="T7">Then write and press enter for each below line</text:span><text:span text:style-name="T6">:</text:span></text:p>
      <text:list xml:id="list693378458" text:style-name="L3">
        <text:list-item>
          <text:p text:style-name="P46">install.packages("BiocManager")</text:p>
        </text:list-item>
        <text:list-item>
          <text:p text:style-name="P46">install.packages("dplyr")</text:p>
        </text:list-item>
        <text:list-item>
          <text:p text:style-name="P46">BiocManager::install("VariantAnnotation")</text:p>
        </text:list-item>
        <text:list-item>
          <text:p text:style-name="P46">BiocManager::install("GenomicFeatures", force = TRUE)</text:p>
        </text:list-item>
        <text:list-item>
          <text:p text:style-name="P46">BiocManager::install("Repitools")</text:p>
        </text:list-item>
        <text:list-item>
          <text:p text:style-name="P44"><text:span text:style-name="T2">q</text:span><text:span text:style-name="T1">()</text:span></text:p>
        </text:list-item>
      </text:list>
      <text:p text:style-name="P11"/>
      <text:p text:style-name="P12">References</text:p>
      <text:p text:style-name="P35">Put all references in <text:span text:style-name="T67">the </text:span>HPV_subtyping/references <text:span text:style-name="T67">folder.</text:span></text:p>
      <text:p text:style-name="P48">Tips for working in Ubuntu terminal</text:p>
      <text:list xml:id="list4175682221" text:style-name="L4">
        <text:list-item>
          <text:p text:style-name="P45">Open terminal by pressing ctrl+alt+t or right click in a folder window and press ”open in terminal”</text:p>
        </text:list-item>
        <text:list-item>
          <text:p text:style-name="P45">To copy to and from terminal use, <text:span text:style-name="T12">ctrl+shift+</text:span><text:span text:style-name="T66">c og </text:span><text:span text:style-name="T12">ctrl+shift+v</text:span></text:p>
        </text:list-item>
        <text:list-item>
          <text:p text:style-name="P45">To write the last used command again press arrow up</text:p>
        </text:list-item>
        <text:list-item>
          <text:p text:style-name="P45">To erase current written line press ctrl+a, then ctrl+k</text:p>
        </text:list-item>
        <text:list-item>
          <text:p text:style-name="P49">To abort a run press ctrl+c</text:p>
        </text:list-item>
      </text:list>
      <text:h text:style-name="P2" text:outline-level="1"><text:soft-page-break/>Advanced options</text:h>
      <text:h text:style-name="P41" text:outline-level="3">Alignment <text:span text:style-name="T79">O</text:span><text:span text:style-name="T52">ptions</text:span></text:h>
      <text:p text:style-name="P33"><text:span text:style-name="T75">Set in </text:span><text:span text:style-name="T47">AlignAndVariantCall.sh </text:span><text:span text:style-name="T75">script</text:span></text:p>
      <text:h text:style-name="P41" text:outline-level="3"><text:span text:style-name="T47">Variant </text:span><text:span text:style-name="T79">C</text:span><text:span text:style-name="T47">alling </text:span><text:span text:style-name="T79">O</text:span><text:span text:style-name="T53">ptions</text:span></text:h>
      <text:p text:style-name="P33"><text:span text:style-name="T75">Set in </text:span><text:span text:style-name="T47">AlignAndVariantCall.sh </text:span><text:span text:style-name="T75">script</text:span></text:p>
      <text:h text:style-name="P42" text:outline-level="3"><text:span text:style-name="T50">Variant </text:span><text:span text:style-name="T78">F</text:span>iltrering</text:h>
      <text:p text:style-name="P30"><text:span text:style-name="T75">Set in the </text:span><text:span text:style-name="T48">GATK HaplotypeCaller </text:span><text:span text:style-name="T47">paramet</text:span><text:span text:style-name="T75">ers</text:span><text:span text:style-name="T47"> </text:span><text:span text:style-name="T75">The same changes must be done in and </text:span><text:span text:style-name="T49">VariantCallFromCovGenotypingSplitRefs.</text:span><text:span text:style-name="T75">sh</text:span></text:p>
      <text:h text:style-name="P41" text:outline-level="3"><text:span text:style-name="T52">New </text:span><text:span text:style-name="T53">S</text:span><text:span text:style-name="T52">ubtypes with</text:span> VirStrain</text:h>
      <text:p text:style-name="P23"><text:span text:style-name="T20">I</text:span><text:span text:style-name="T15">ndividual references must be put in the </text:span><text:span text:style-name="T21">References </text:span><text:span text:style-name="T15">folder.</text:span></text:p>
      <text:p text:style-name="P24"><text:span text:style-name="T19">N</text:span><text:span text:style-name="T29">ew multiple sequence alignments (MSAs) must be done with the new subtypes followed by a generation of a VirStrain database. See the </text:span><text:span text:style-name="T19">MAFFT&amp;VirStrain.sh </text:span><text:span text:style-name="T29">script and/or VirsStrain documentation. </text:span></text:p>
      <text:p text:style-name="P24"><text:span text:style-name="T21">T</text:span><text:span text:style-name="T29">here must also be a corresponding gff3 file in the </text:span><text:span text:style-name="T22">/</text:span><text:span text:style-name="T21">References/GFFfiles </text:span><text:span text:style-name="T29">folder.</text:span></text:p>
      <text:p text:style-name="P13"><text:span text:style-name="T29">Remeber to set the setting</text:span><text:span text:style-name="T21"> indexReferences: true </text:span><text:span text:style-name="T29">the first time it is used. </text:span></text:p>
      <text:p text:style-name="P7"/>
      <text:h text:style-name="P41" text:outline-level="3"><text:span text:style-name="T52">New</text:span> <text:span text:style-name="T51">E4 </text:span><text:span text:style-name="T53">S</text:span><text:span text:style-name="T51">plice </text:span><text:span text:style-name="T53">G</text:span><text:span text:style-name="T51">en</text:span><text:span text:style-name="T52">e</text:span><text:span text:style-name="T51"> </text:span><text:span text:style-name="T53">C</text:span><text:span text:style-name="T51">oordinat</text:span><text:span text:style-name="T52">e</text:span><text:span text:style-name="T51"> </text:span><text:span text:style-name="T53">F</text:span><text:span text:style-name="T51">ix</text:span><text:span text:style-name="T52">es</text:span></text:h>
      <text:p text:style-name="P24"><text:span text:style-name="T75">See the files in the folder Misc</text:span><text:span text:style-name="T54"><text:line-break/>GFF</text:span><text:span text:style-name="T75">FOLDER</text:span><text:span text:style-name="T55">template</text:span><text:span text:style-name="T54">.gff3 </text:span></text:p>
      <text:p text:style-name="P13"><text:span text:style-name="T54">E4FIXCOORD</text:span><text:span text:style-name="T76">SFOLDER</text:span><text:span text:style-name="T54">template.gff3</text:span></text:p>
      <text:p text:style-name="P13"><text:span text:style-name="T75">The files show how </text:span><text:span text:style-name="T54">gff3 file</text:span><text:span text:style-name="T75">s</text:span><text:span text:style-name="T54"> </text:span><text:span text:style-name="T75">must be set up and the names indicate which folder they belong to</text:span></text:p>
      <text:p text:style-name="P25"><text:span text:style-name="T75">The ID</text:span><text:span text:style-name="T57"> E4_splice i</text:span><text:span text:style-name="T75">n the</text:span><text:span text:style-name="T57"> </text:span><text:span text:style-name="T56">mRNA </text:span><text:span text:style-name="T58">lin</text:span><text:span text:style-name="T75">e</text:span><text:span text:style-name="T58"> </text:span><text:span text:style-name="T56">i</text:span><text:span text:style-name="T75">n </text:span><text:span text:style-name="T76">the</text:span><text:span text:style-name="T57"> </text:span><text:span text:style-name="T54">GFF</text:span><text:span text:style-name="T75">FOLDER</text:span><text:span text:style-name="T54"> </text:span><text:span text:style-name="T57">file </text:span><text:span text:style-name="T76">refers the pipeline to look for the adjusted file in the </text:span><text:span text:style-name="T54">E4FIXCOORD</text:span><text:span text:style-name="T76">SFOLDER</text:span><text:span text:style-name="T54">.</text:span><text:span text:style-name="T57"> </text:span><text:span text:style-name="T54"><text:line-break/></text:span><text:span text:style-name="T76">Remember mRNA and CDS lines in the</text:span><text:span text:style-name="T54"> _E4FIXCOORDS</text:span><text:span text:style-name="T76">FOLDER</text:span><text:span text:style-name="T54"> fil</text:span><text:span text:style-name="T76">e must have 2 different names (ex. end with 1 and 2)</text:span></text:p>
      <text:p text:style-name="P13"><text:span text:style-name="T59">CDS phase </text:span><text:span text:style-name="T60">for CDS n</text:span><text:span text:style-name="T76">umber</text:span><text:span text:style-name="T60"> 2 </text:span><text:span text:style-name="T76">must be adjusted:</text:span></text:p>
      <text:p text:style-name="P26">The length of the first exon divided with 3 in whole numbers:</text:p>
      <text:p text:style-name="P26">If the remainder is 1, phase must be 2</text:p>
      <text:p text:style-name="P26">If the remainder is 2, phase must be 1</text:p>
      <text:p text:style-name="P26">If the remainder is 0, phase must be 0</text:p>
      <text:p text:style-name="P25"><text:span text:style-name="T76">If the gff files already have lines for E4 </text:span><text:span text:style-name="T77">(gene, mrna og CDS, etc..), </text:span><text:span text:style-name="T76">they must be deleted.</text:span></text:p>
      <text:h text:style-name="P1" text:outline-level="1">Result<text:span text:style-name="T76">s</text:span></text:h>
      <text:p text:style-name="P30"><text:span text:style-name="T43">Summary of </text:span><text:span text:style-name="T45">V</text:span><text:span text:style-name="T44">ariant</text:span><text:span text:style-name="T43">s</text:span></text:p>
      <text:p text:style-name="P34"><text:span text:style-name="T30">Results will be in</text:span><text:span text:style-name="T31"> Results/&lt;</text:span><text:span text:style-name="T17">Run</text:span><text:span text:style-name="T16">Name</text:span><text:span text:style-name="T31">&gt;<text:line-break/></text:span><text:span text:style-name="T61">AnnotationSummary_</text:span><text:span text:style-name="T36">&lt;</text:span><text:span text:style-name="T46">Run</text:span><text:span text:style-name="T36">Name&gt;_&lt;time&gt;_&lt;date&gt;.txt </text:span><text:span text:style-name="T76">contains summarised statistics of all found variants.<text:line-break/></text:span><text:span text:style-name="T61">AnnotationIndividualFiles_</text:span><text:span text:style-name="T62">&lt;</text:span><text:span text:style-name="T46">Run</text:span><text:span text:style-name="T36">Name&gt;_&lt;time&gt;_&lt;date&gt;.</text:span><text:span text:style-name="T61">txt </text:span><text:span text:style-name="T76">contains </text:span><text:span text:style-name="T61">info </text:span><text:span text:style-name="T76">on which variants are in each fastq file.<text:line-break/>In addition, there is a folder for each fastq file in the </text:span><text:span text:style-name="T31">Results/&lt;</text:span><text:span text:style-name="T17">Run</text:span><text:span text:style-name="T16">Name</text:span><text:span text:style-name="T31">&gt; </text:span><text:span text:style-name="T30">folder.</text:span></text:p>
      <text:p text:style-name="P36"><text:soft-page-break/><text:span text:style-name="T34">A</text:span><text:span text:style-name="T16"> </text:span><text:span text:style-name="T34">summary of number of variants found in a fastq file can be found in</text:span><text:span text:style-name="T16"> Results/&lt;</text:span><text:span text:style-name="T32">Run</text:span><text:span text:style-name="T16">Name&gt;/&lt;fastq </text:span><text:span text:style-name="T34">name</text:span><text:span text:style-name="T16">&gt;/MismatchCounts_filt_&lt;fastq </text:span><text:span text:style-name="T34">name</text:span><text:span text:style-name="T16">&gt;, </text:span><text:span text:style-name="T34">where the first column is the name of the reference and the second column is number of found mismatches. <text:line-break/>Note that a low number of mismatches might not neccesarily mean that reads match perfect. It might also mean that nothing is alignet and there therefore is no mismatches</text:span><text:span text:style-name="T33">.</text:span></text:p>
      <text:p text:style-name="P34"><text:span text:style-name="T44">B</text:span><text:span text:style-name="T43">AM</text:span><text:span text:style-name="T44"> </text:span><text:span text:style-name="T43">and VCF </text:span><text:span text:style-name="T45">F</text:span><text:span text:style-name="T43">iles</text:span></text:p>
      <text:p text:style-name="P34"><text:span text:style-name="T76">BAM and VCF files are in</text:span><text:span text:style-name="T36"> Results/&lt;</text:span><text:span text:style-name="T46">Run</text:span><text:span text:style-name="T36">Name&gt;/&lt;fastq na</text:span><text:span text:style-name="T76">me</text:span><text:span text:style-name="T36">&gt;/&lt;reference&gt;/<text:line-break/></text:span><text:span text:style-name="T76">BAM files with the ending </text:span><text:span text:style-name="T36">"</text:span><text:span text:style-name="T38">.sort.bam</text:span><text:span text:style-name="T36">" </text:span><text:span text:style-name="T76">haven’t had marked duplicate</text:span><text:span text:style-name="T36"> reads<text:line-break/></text:span><text:span text:style-name="T76">BAM files with the endi</text:span><text:span text:style-name="T30">ng</text:span><text:span text:style-name="T16"> ".sort.dup.readGroupFix.bam" </text:span><text:span text:style-name="T30">have had dup</text:span><text:span text:style-name="T76">licate reads marked so they wont show in IGV.<text:line-break/>VCF files with the en</text:span><text:span text:style-name="T30">ding </text:span><text:span text:style-name="T16">".sort.dup.readGroupFix_filtered.vcf" </text:span><text:span text:style-name="T30">ha</text:span><text:span text:style-name="T76">ve had variants filtered but not removed, so it is possible to see why they were removed in IGV<text:line-break/>VCF files with the en</text:span><text:span text:style-name="T30">ding</text:span><text:span text:style-name="T36"> ".sort.dup.readGroupFix_filtered_FiltEx_headerfix.vcf" </text:span><text:span text:style-name="T76">have had the filtered variants completely removed from the file.</text:span></text:p>
      <text:p text:style-name="P29">Subtyp<text:span text:style-name="T76">ing </text:span><text:span text:style-name="T78">R</text:span>esult<text:span text:style-name="T76">s</text:span></text:p>
      <text:p text:style-name="P51">VirStrain_run contains detailed information about the subtyping. </text:p>
      <text:p text:style-name="P51">VirStrain_summary.txt <text:span text:style-name="T83">contains at summary of top 3 best matching subtypes of all fastq. If there is only one, this is because none were found and instead the maintype was used. </text:span></text:p>
      <text:p text:style-name="P51"/>
      <text:p text:style-name="P15">Clean Up</text:p>
      <text:p text:style-name="P47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0:32:55.305737275</meta:creation-date>
    <dc:date>2022-11-02T11:09:14.121044800</dc:date>
    <meta:editing-duration>PT22H31M18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4" meta:paragraph-count="92" meta:word-count="1280" meta:character-count="8461" meta:non-whitespace-character-count="7258"/>
  </office:meta>
</office:document-meta>
</file>